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9.897cm" fo:break-before="auto" style:use-optimal-row-height="true"/>
    </style:style>
    <style:style style:name="ro8" style:family="table-row">
      <style:table-row-properties style:row-height="17.50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default-cell-style-name="ce1"/>
        <table:table-column table:style-name="co1" table:default-cell-style-name="ce4"/>
        <table:table-column table:style-name="co1" table:number-columns-repeated="7" table:default-cell-style-name="ce5"/>
        <table:table-row table:style-name="ro2">
          <table:table-cell office:value-type="string" calcext:value-type="string">
            <text:p>1-е слагаемое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-е слагаемое: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Сумма: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</table:table>
      <table:table table:name="Лист3" table:style-name="ta2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AND Y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1" table:default-cell-style-name="ce2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T 11: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Лист10" table:style-name="ta2">
        <table:table-column table:style-name="co1" table:default-cell-style-name="ce2"/>
        <table:table-column table:style-name="co1" table:number-columns-repeated="8" table:default-cell-style-name="Default"/>
        <table:table-row table:style-name="ro5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1" table:default-cell-style-name="ce3"/>
        <table:table-column table:style-name="co1" table:default-cell-style-name="ce4"/>
        <table:table-row table:style-name="ro2">
          <table:table-cell table:style-name="ce8"/>
          <table:table-cell table:style-name="ce8" office:value-type="string" calcext:value-type="string">
            <text:p>NOT (A AND B)</text:p>
          </table:table-cell>
        </table:table-row>
        <table:table-row table:style-name="ro4">
          <table:table-cell office:value-type="string" calcext:value-type="string">
            <text:p>A и B-положительные числа</text:p>
          </table:table-cell>
          <table:table-cell office:value-type="string" calcext:value-type="string">
            <text:p>Отрицательный</text:p>
          </table:table-cell>
        </table:table-row>
        <table:table-row table:style-name="ro4">
          <table:table-cell office:value-type="string" calcext:value-type="string">
            <text:p>A и B-отрицательные числа</text:p>
          </table:table-cell>
          <table:table-cell office:value-type="string" calcext:value-type="string">
            <text:p>Положитеьный</text:p>
          </table:table-cell>
        </table:table-row>
        <table:table-row table:style-name="ro4">
          <table:table-cell office:value-type="string" calcext:value-type="string">
            <text:p>A и B-числа разного знака</text:p>
          </table:table-cell>
          <table:table-cell office:value-type="string" calcext:value-type="string">
            <text:p>Отрицательный</text:p>
          </table:table-cell>
        </table:table-row>
      </table:table>
      <table:table table:name="Лист12" table:style-name="ta2">
        <table:table-column table:style-name="co1" table:number-columns-repeated="5" table:default-cell-style-name="Default"/>
        <table:table-row table:style-name="ro7">
          <table:table-cell office:value-type="string" calcext:value-type="string">
            <text:p>Количество братьев: 10021002​</text:p>
            <text:p>1⋅22+0⋅21+0⋅20=4+0+0=41⋅22+0⋅21+0⋅20=4+0+0=4</text:p>
            <text:p>У девочки 4 брата. Это вполне реалистично.</text:p>
          </table:table-cell>
          <table:table-cell office:value-type="string" calcext:value-type="string">
            <text:p>Возраст младшего: 1000210002​</text:p>
            <text:p>1⋅23+0⋅22+0⋅21+0⋅20=8+0+0+0=81⋅23+0⋅22+0⋅21+0⋅20=8+0+0+0=8</text:p>
            <text:p>Младшему брату 8 лет. Это реалистичный возраст для школьника.</text:p>
          </table:table-cell>
          <table:table-cell office:value-type="string" calcext:value-type="string">
            <text:p>Возраст старшего: 1111211112​</text:p>
            <text:p>1⋅23+1⋅22+1⋅21+1⋅20=8+4+2+1=151⋅23+1⋅22+1⋅21+1⋅20=8+4+2+1=15</text:p>
            <text:p>Старшему брату 15 лет. Это также реалистичный возраст.</text:p>
          </table:table-cell>
          <table:table-cell office:value-type="string" calcext:value-type="string">
            <text:p>Класс старшего: 1001210012​</text:p>
            <text:p>1⋅23+0⋅22+0⋅21+1⋅20=8+0+0+1=91⋅23+0⋅22+0⋅21+1⋅20=8+0+0+1=9</text:p>
            <text:p>Старший брат учится в 9-м классе. Для 15-летнего подростка это абсолютно нормально (обычно в 9-й класс переходят в 14–15 лет).</text:p>
          </table:table-cell>
          <table:table-cell office:value-type="string" calcext:value-type="string">
            <text:p>Все числа в записке написаны в двоичной системе счисления. </text:p>
          </table:table-cell>
        </table:table-row>
        <table:table-row table:style-name="ro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13" table:style-name="ta2">
        <table:table-column table:style-name="co1" table:number-columns-repeated="5" table:default-cell-style-name="Default"/>
        <table:table-row table:style-name="ro8">
          <table:table-cell office:value-type="string" calcext:value-type="string">
            <text:p>    Количество мальчиков: 24x=2⋅x+424x​=2⋅x+4</text:p>
            <text:p>    Количество девочек: 32x=3⋅x+232x​=3⋅x+2</text:p>
            <text:p>    Общее количество учеников: 100x=1⋅x2+0⋅x+0=x2100x​=1⋅x2+0⋅x+0=x2</text:p>
            <text:p/>
            <text:p>Составим уравнение:</text:p>
          </table:table-cell>
          <table:table-cell office:value-type="string" calcext:value-type="string">
            <text:p>Сумма мальчиков и девочек должна равняться общему количеству учеников:</text:p>
            <text:p>(2x+4)+(3x+2)=x2(2x+4)+(3x+2)=x2</text:p>
          </table:table-cell>
          <table:table-cell office:value-type="string" calcext:value-type="string">
            <text:p>5x+6=x2</text:p>
            <text:p>Перенесем все члены в одну сторону:</text:p>
            <text:p>x2−5x−6=0x2−5x−6=0</text:p>
            <text:p>Решим квадратное уравнение через дискриминант или теорему Виета:</text:p>
            <text:p/>
            <text:p>    Дискриминант D=(−5)2−4⋅1⋅(−6)=25+24=49D=(−5)2−4⋅1⋅(−6)=25+24=49.</text:p>
            <text:p>    Корни:</text:p>
            <text:p>    x1=5+492=5+72=122=6x1​=25+49</text:p>
            <text:p/>
            <text:p>​​=25+7​=212​=6</text:p>
            <text:p>x2=5−492=5−72=−22=−1x2​=25−49</text:p>
            <text:p>​​=25−7​=2−2​=−1</text:p>
          </table:table-cell>
          <table:table-cell office:value-type="string" calcext:value-type="string">
            <text:p>Мальчики: 246=2⋅6+4=12+4=16246​=2⋅6+4=12+4=16 человек.</text:p>
            <text:p>Девочки: 326=3⋅6+2=18+2=20326​=3⋅6+2=18+2=20 человек.</text:p>
            <text:p>Всего учеников: 1006=1⋅62=361006​=1⋅62=36 человек.</text:p>
            <text:p>Проверка суммы: 16+20=3616+20=36. Все сходится.</text:p>
          </table:table-cell>
          <table:table-cell office:value-type="string" calcext:value-type="string">
            <text:p>Учитель использовал шестеричную систему счисления.</text:p>
            <text:p>В привычном нам десятичном виде это означает:</text:p>
            <text:p/>
            <text:p>    Всего учеников: 36</text:p>
            <text:p>    Из них мальчиков: 16</text:p>
            <text:p>    Из них девочек: 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3:27:40.5499780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3:27:40.783345175</meta:creation-date>
    <dc:title>Таблица</dc:title>
    <meta:generator>LibreOffice/7.6.7.2$Linux_X86_64 LibreOffice_project/60$Build-2</meta:generator>
    <meta:editing-duration>PT1H10M27S</meta:editing-duration>
    <meta:editing-cycles>8</meta:editing-cycles>
    <dc:date>2026-04-20T14:38:11.311169646</dc:date>
    <meta:document-statistic meta:table-count="13" meta:cell-count="413" meta:object-count="0"/>
    <meta:template xlink:type="simple" xlink:actuate="onRequest" xlink:title="Таблица" xlink:href="../../../../../usr/lib/libreoffice/share/template/common/ШАБЛОН_ЭЛЕКТРОННОЙ_ТАБЛИЦЫ_2019-07-22.ots" meta:date="2026-04-20T13:27:40.619597003"/>
  </office:meta>
</office:document-meta>
</file>